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16e8"/>
    </style:style>
    <style:style style:name="P2" style:family="paragraph" style:parent-style-name="Standard">
      <style:text-properties officeooo:rsid="001d16e8" officeooo:paragraph-rsid="001d16e8"/>
    </style:style>
    <style:style style:name="P3" style:family="paragraph" style:parent-style-name="Standard">
      <style:text-properties officeooo:rsid="001d16e8" officeooo:paragraph-rsid="001d16e8"/>
    </style:style>
    <style:style style:name="P4" style:family="paragraph" style:parent-style-name="Standard">
      <style:text-properties officeooo:rsid="001e03bc" officeooo:paragraph-rsid="001e03bc"/>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was 2000-2001 the best year ever?</text:p>
      <text:p text:style-name="P2">Music</text:p>
      <text:p text:style-name="P2">pre-911</text:p>
      <text:p text:style-name="P2">hope</text:p>
      <text:p text:style-name="P2">the internet: black flag cafe</text:p>
      <text:p text:style-name="P2">chechya</text:p>
      <text:p text:style-name="P2"/>
      <text:p text:style-name="P2"/>
      <text:p text:style-name="P2"/>
      <text:p text:style-name="P4">It's my 50<text:span text:style-name="T1">th</text:span> time around the patrol base. Kesha's Animal (Billboard Remix) has looped on my Ipod four, maybe five times now. It's a true Helmand summer day outside – about 100 degrees, not a single cloud in the sky or hint of breeze. Sweat is pouring down me, and I've hiked about 15 miles now. 5 more to go. We're all performing to the utmost of our abilities, but this place is murderous. We give and receive it in equal measure. Taking this place by force and establishing ourselves was epic – RPG's rocketing over the building on a daily basis, attacks at least twice a day. Our intel officer had to be evacuated the other day. He was taking a piss and was hit by mortar shrapnel. Perfect timing. I hear gunfire kick in from the north, aimed at our farthest guard tower. It is heavy and sustained. The breakdown comes, and Kesha tells me it's our last chance. I embrace the weight on my back and pick up the 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4:48:08.953000000</meta:creation-date>
    <dc:date>2015-03-14T15:17:26.072000000</dc:date>
    <meta:editing-duration>PT4M24S</meta:editing-duration>
    <meta:editing-cycles>2</meta:editing-cycles>
    <meta:generator>LibreOffice/4.3.5.2$Windows_x86 LibreOffice_project/3a87456aaa6a95c63eea1c1b3201acedf0751bd5</meta:generator>
    <meta:document-statistic meta:table-count="0" meta:image-count="0" meta:object-count="0" meta:page-count="1" meta:paragraph-count="7" meta:word-count="187" meta:character-count="1007" meta:non-whitespace-character-count="824"/>
  </office:meta>
</office:document-meta>
</file>